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2.144cm" fo:min-width="3.144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4.644cm" fo:min-width="6.894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6.822cm" fo:min-width="6.572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2.25cm" fo:min-width="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2.144cm" fo:min-width="1.894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6.716cm" fo:min-width="6.466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13.788cm" fo:min-width="13.538cm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7.5cm" svg:x="2cm" svg:y="2.0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5cm" svg:height="15cm" svg:x="2cm" svg:y="1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3.288cm" svg:height="0.962cm" svg:x="11.762cm" svg:y="4.437cm">
          <draw:text-box>
            <text:p>15 ft cone</text:p>
          </draw:text-box>
        </draw:frame>
        <draw:frame draw:style-name="gr3" draw:text-style-name="P2" draw:layer="layout" svg:width="3.288cm" svg:height="0.962cm" svg:x="13.95cm" svg:y="18.5cm">
          <draw:text-box>
            <text:p>30 ft cone</text:p>
          </draw:text-box>
        </draw:frame>
      </draw:page>
      <draw:page draw:name="page2" draw:style-name="dp1" draw:master-page-name="Default">
        <draw:custom-shape draw:style-name="gr4" draw:text-style-name="P1" draw:layer="layout" svg:width="10cm" svg:height="10cm" svg:x="3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5cm" svg:height="2.5cm" svg:x="3.5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6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8.5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1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3.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6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8.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1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6cm" svg:y="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8.5cm" svg:y="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6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10cm" svg:x="3.9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138cm" svg:height="0.962cm" svg:x="15.2cm" svg:y="7.875cm">
          <draw:text-box>
            <text:p>10 ft [r] circle</text:p>
          </draw:text-box>
        </draw:frame>
      </draw:page>
      <draw:page draw:name="page3" draw:style-name="dp1" draw:master-page-name="Default">
        <draw:custom-shape draw:style-name="gr8" draw:text-style-name="P1" draw:layer="layout" svg:width="20cm" svg:height="20cm" svg:x="0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5cm" svg:height="2.5cm" svg:x="5.5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8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0.5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3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3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8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0.5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3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5.5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0.5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3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5.5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8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0.5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3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5.5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8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0.5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3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5.5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8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0.5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3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5.5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8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0.5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3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5.5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8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0.5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3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5.5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8cm" svg:y="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0.5cm" svg:y="1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3cm" svg:y="1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5.5cm" svg:y="1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8cm" svg:y="1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0.5cm" svg:y="1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3cm" svg:y="1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5.5cm" svg:y="1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8cm" svg:y="1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3cm" svg:y="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5.5cm" svg:y="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8cm" svg:y="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0.5cm" svg:y="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3cm" svg:y="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5.5cm" svg:y="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5.5cm" svg:y="1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8cm" svg:y="1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0.5cm" svg:y="1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5cm" svg:x="13cm" svg:y="19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138cm" svg:height="0.962cm" svg:x="8.95cm" svg:y="24.1cm">
          <draw:text-box>
            <text:p>20 ft [r] circle</text:p>
          </draw:text-box>
        </draw:frame>
      </draw:page>
      <draw:page draw:name="page4" draw:style-name="dp1" draw:master-page-name="Default">
        <draw:custom-shape draw:style-name="gr8" draw:text-style-name="P1" draw:layer="layout" svg:width="20cm" svg:height="20cm" svg:x="0.501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138cm" svg:height="0.962cm" svg:x="8.95cm" svg:y="24.1cm">
          <draw:text-box>
            <text:p>20 ft [r] circ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2cm" fo:margin-right="0.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31T15:05:36.572000000</meta:creation-date>
    <dc:date>2023-11-02T17:44:07.126000000</dc:date>
    <meta:editing-duration>PT3H3M12S</meta:editing-duration>
    <meta:editing-cycles>13</meta:editing-cycles>
    <meta:generator>LibreOffice/7.5.4.2$Windows_X86_64 LibreOffice_project/36ccfdc35048b057fd9854c757a8b67ec53977b6</meta:generator>
    <meta:print-date>2023-11-02T17:38:47.535000000</meta:print-date>
    <meta:document-statistic meta:object-count="75"/>
  </office:meta>
</office:document-meta>
</file>